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ta2" style:family="table" style:master-page-name="Standard2">
      <style:table-properties table:display="true"/>
    </style:style>
    <style:style style:name="co1" style:family="table-column">
      <style:table-column-properties style:column-width="158.997600000000006pt"/>
    </style:style>
    <style:style style:name="co2" style:family="table-column">
      <style:table-column-properties style:column-width="168.040799999999990pt"/>
    </style:style>
    <style:style style:name="co3" style:family="table-column">
      <style:table-column-properties style:column-width="112.053600000000003pt"/>
    </style:style>
    <style:style style:name="co4" style:family="table-column">
      <style:table-column-properties style:column-width="85.010400000000004pt"/>
    </style:style>
    <style:style style:name="co5" style:family="table-column">
      <style:table-column-properties style:column-width="180.993599999999986pt"/>
    </style:style>
    <style:style style:name="co6" style:family="table-column">
      <style:table-column-properties style:column-width="232.041599999999988pt"/>
    </style:style>
    <style:style style:name="co7" style:family="table-column">
      <style:table-column-properties style:column-width="144.993599999999986pt"/>
    </style:style>
    <style:style style:name="co8" style:family="table-column">
      <style:table-column-properties style:column-width="98.251199999999997pt"/>
    </style:style>
    <style:style style:name="co9" style:family="table-column">
      <style:table-column-properties style:column-width="93.002400000000009pt"/>
    </style:style>
    <style:style style:name="co10" style:family="table-column">
      <style:table-column-properties style:column-width="104.003999999999991pt"/>
    </style:style>
    <style:style style:name="co11" style:family="table-column">
      <style:table-column-properties style:column-width="61.991999999999997pt"/>
    </style:style>
    <style:style style:name="ro1" style:family="table-row">
      <style:table-row-properties style:row-height="21.002400000000002pt"/>
    </style:style>
    <style:style style:name="ro2" style:family="table-row">
      <style:table-row-properties style:row-height="14.997600000000000pt"/>
    </style:style>
    <style:style style:name="ro3" style:family="table-row">
      <style:table-row-properties style:row-height="15.904800000000002pt"/>
    </style:style>
    <style:style style:name="ro4" style:family="table-row">
      <style:table-row-properties style:row-height="14.342400000000000pt"/>
    </style:style>
    <style:style style:name="ro5" style:family="table-row">
      <style:table-row-properties style:row-height="41.752800000000001pt"/>
    </style:style>
    <style:style style:name="ce1" style:family="table-cell">
      <style:table-cell-properties style:vertical-align="bottom"/>
      <style:text-properties fo:color="#000000" fo:font-family="Calibri" fo:font-size="11.000000000000000pt"/>
    </style:style>
    <style:style style:name="ce2" style:family="table-cell" style:parent-style-name="custom-style1">
      <style:text-properties fo:font-size="16.000000000000000pt" fo:font-weight="bold"/>
    </style:style>
    <style:style style:name="ce3" style:family="table-cell" style:parent-style-name="custom-style1">
      <style:text-properties fo:font-weight="bold"/>
    </style:style>
    <style:style style:name="ce4" style:family="table-cell" style:parent-style-name="custom-style1">
      <style:text-properties fo:font-weight="bold" style:text-underline-color="font-color" style:text-underline-style="solid" style:text-underline-width="auto"/>
    </style:style>
    <style:style style:name="ce5" style:family="table-cell" style:parent-style-name="custom-style1">
      <style:table-cell-properties fo:background-color="#ffff00" fo:border-bottom="1pt solid #000000" fo:border-left="1pt solid #000000" fo:border-right="1pt solid #000000" fo:border-top="1pt solid #000000"/>
      <style:text-properties fo:font-weight="bold"/>
    </style:style>
    <style:style style:name="ce6" style:family="table-cell" style:parent-style-name="custom-style1">
      <style:table-cell-properties fo:background-color="#ffff00" fo:border-bottom="1pt solid #000000" fo:border-left="1pt solid #000000" fo:border-top="1pt solid #000000"/>
      <style:text-properties fo:font-weight="bold"/>
    </style:style>
    <style:style style:name="ce7" style:family="table-cell" style:parent-style-name="custom-style1">
      <style:table-cell-properties fo:background-color="#ffff00" fo:border-bottom="1pt solid #000000" fo:border-top="1pt solid #000000"/>
      <style:text-properties fo:font-family="'Liberation Sans'"/>
    </style:style>
    <style:style style:name="ce8" style:family="table-cell" style:parent-style-name="custom-style1">
      <style:table-cell-properties fo:background-color="#ffff00" fo:border-bottom="1pt solid #000000" fo:border-right="1pt solid #000000" fo:border-top="1pt solid #000000"/>
      <style:text-properties fo:font-family="'Liberation Sans'"/>
    </style:style>
    <style:style style:name="ce9" style:family="table-cell" style:parent-style-name="custom-style1">
      <style:table-cell-properties fo:border-bottom="1pt solid #000000" fo:border-left="1pt solid #000000" fo:border-right="1pt solid #000000"/>
    </style:style>
    <style:style style:name="ce10" style:data-style-name="N1" style:family="table-cell" style:parent-style-name="custom-style3">
      <style:table-cell-properties fo:border-bottom="1pt solid #000000" fo:border-left="1pt solid #000000" fo:border-top="1pt solid #000000"/>
    </style:style>
    <style:style style:name="ce11" style:family="table-cell" style:parent-style-name="custom-style1">
      <style:table-cell-properties fo:border-bottom="1pt solid #000000" fo:border-left="1pt solid #000000" fo:border-top="1pt solid #000000"/>
    </style:style>
    <style:style style:name="ce12" style:family="table-cell" style:parent-style-name="custom-style1">
      <style:table-cell-properties fo:border-bottom="1pt solid #000000" fo:border-top="1pt solid #000000"/>
      <style:text-properties fo:font-family="'Liberation Sans'"/>
    </style:style>
    <style:style style:name="ce13" style:family="table-cell" style:parent-style-name="custom-style1">
      <style:table-cell-properties fo:border-bottom="1pt solid #000000" fo:border-right="1pt solid #000000" fo:border-top="1pt solid #000000"/>
      <style:text-properties fo:font-family="'Liberation Sans'"/>
    </style:style>
    <style:style style:name="ce14" style:family="table-cell" style:parent-style-name="custom-style1">
      <style:table-cell-properties fo:border-bottom="1pt solid #000000" fo:border-left="1pt solid #000000" fo:border-right="1pt solid #000000" fo:border-top="1pt solid #000000"/>
    </style:style>
    <style:style style:name="ce15" style:family="table-cell" style:parent-style-name="custom-style1">
      <style:table-cell-properties fo:border-bottom="1pt solid #000000" fo:border-left="1pt solid #000000" fo:border-top="1pt solid #000000"/>
      <style:text-properties fo:font-family="'Liberation Sans'"/>
    </style:style>
    <style:style style:name="ce16" style:family="table-cell" style:parent-style-name="custom-style1">
      <style:table-cell-properties fo:background-color="#00b050" fo:border-bottom="1pt solid #000000" fo:border-left="1pt solid #000000" fo:border-right="1pt solid #000000" fo:border-top="1pt solid #000000"/>
      <style:text-properties fo:font-weight="bold"/>
    </style:style>
    <style:style style:name="ce17" style:family="table-cell" style:parent-style-name="custom-style1">
      <style:table-cell-properties fo:background-color="#00b050" fo:border-bottom="1pt solid #000000" fo:border-left="1pt solid #000000" fo:border-right="1pt solid #000000" fo:border-top="1pt solid #000000"/>
    </style:style>
    <style:style style:name="ce18" style:family="table-cell" style:parent-style-name="custom-style2">
      <style:table-cell-properties fo:background-color="#00b050" fo:border-bottom="1pt solid #000000" fo:border-left="1pt solid #000000" fo:border-right="1pt solid #000000" fo:border-top="1pt solid #000000"/>
    </style:style>
    <style:style style:name="ce19" style:family="table-cell" style:parent-style-name="custom-style1">
      <style:table-cell-properties fo:background-color="#ffff00" fo:border-bottom="1pt solid #000000" fo:border-left="1pt solid #000000" fo:border-right="1pt solid #000000" fo:border-top="1pt solid #000000"/>
    </style:style>
    <style:style style:name="ce20" style:family="table-cell" style:parent-style-name="custom-style1">
      <style:table-cell-properties fo:border-bottom="1pt solid #000000" fo:border-left="1pt solid #000000" fo:border-right="1pt solid #000000" fo:border-top="1pt solid #000000"/>
      <style:text-properties fo:font-family="'Liberation Sans'"/>
    </style:style>
    <style:style style:name="ce21" style:family="table-cell" style:parent-style-name="custom-style1">
      <style:table-cell-properties fo:border-bottom="1pt solid #000000" fo:border-left="1pt solid #000000" fo:border-right="1pt solid #000000" fo:border-top="1pt solid #000000" style:text-align-source="fix"/>
      <style:paragraph-properties fo:text-align="center"/>
    </style:style>
    <style:style style:name="ce22" style:family="table-cell" style:parent-style-name="custom-style1">
      <style:text-properties fo:font-family="'Liberation Sans'"/>
    </style:style>
    <style:style style:name="ce23" style:family="table-cell" style:parent-style-name="custom-style1">
      <style:table-cell-properties fo:border="1pt solid #000000"/>
      <style:text-properties fo:font-family="'Liberation Sans'"/>
    </style:style>
    <style:style style:name="ce24" style:family="table-cell" style:parent-style-name="custom-style1">
      <style:table-cell-properties fo:border-bottom="1pt solid #000000" fo:border-left="1pt solid #000000" fo:border-right="1pt solid #000000" fo:border-top="1pt solid #000000" style:text-align-source="fix"/>
      <style:paragraph-properties fo:text-align="center"/>
      <style:text-properties fo:font-family="'Liberation Sans'"/>
    </style:style>
    <style:style style:name="ce25" style:family="table-cell" style:parent-style-name="custom-style1">
      <style:table-cell-properties fo:border-bottom="1pt solid #000000" fo:border-left="1pt solid #000000" fo:border-right="1pt solid #000000"/>
      <style:text-properties fo:font-family="'Liberation Sans'"/>
    </style:style>
    <style:style style:name="ce26" style:family="table-cell" style:parent-style-name="custom-style1">
      <style:table-cell-properties fo:background-color="#ffff00" fo:border-left="1pt solid #000000" fo:border-right="1pt solid #000000" fo:border-top="1pt solid #000000"/>
    </style:style>
    <style:style style:name="ce27" style:family="table-cell" style:parent-style-name="custom-style1">
      <style:table-cell-properties fo:border-bottom="1pt solid #000000" fo:border-right="1pt solid #000000" fo:border-top="1pt solid #000000" style:text-align-source="fix"/>
      <style:paragraph-properties fo:text-align="center"/>
      <style:text-properties fo:font-family="'Liberation Sans'"/>
    </style:style>
    <style:style style:name="ce28" style:family="table-cell" style:parent-style-name="custom-style1">
      <style:table-cell-properties style:text-align-source="fix"/>
      <style:paragraph-properties fo:text-align="center"/>
      <style:text-properties fo:font-family="'Liberation Sans'"/>
    </style:style>
    <style:style style:name="ce29" style:family="table-cell" style:parent-style-name="custom-style1">
      <style:table-cell-properties fo:border-bottom="1pt solid #000000"/>
      <style:text-properties fo:font-family="'Liberation Sans'"/>
    </style:style>
    <style:style style:name="ce30" style:family="table-cell" style:parent-style-name="custom-style1">
      <style:table-cell-properties fo:background-color="#ffff00" fo:border-bottom="1pt solid #000000" fo:border-left="1pt solid #000000" fo:border-right="1pt solid #000000"/>
      <style:text-properties fo:font-weight="bold"/>
    </style:style>
    <style:style style:name="ce31" style:family="table-cell" style:parent-style-name="custom-style1">
      <style:table-cell-properties fo:wrap-option="wrap"/>
      <style:text-properties fo:font-family="'Liberation Sans'"/>
    </style:style>
    <style:style style:name="ce32" style:family="table-cell" style:parent-style-name="custom-style1">
      <style:table-cell-properties fo:wrap-option="wrap"/>
      <style:text-properties fo:font-family="'Liberation Sans'" fo:font-weight="bold"/>
    </style:style>
    <style:style style:name="ce33" style:family="table-cell" style:parent-style-name="custom-style2">
      <style:table-cell-properties fo:background-color="#00b050" fo:border-bottom="1pt solid #000000" fo:border-left="1pt solid #000000" fo:border-right="1pt solid #000000"/>
    </style:style>
    <style:style style:name="ce34" style:family="table-cell" style:parent-style-name="custom-style2">
      <style:table-cell-properties fo:background-color="#00b050" fo:border="1pt solid #000000"/>
    </style:style>
    <number:number-style style:name="N1">
      <number:number number:min-integer-digits="1"/>
    </number:number-style>
    <number:number-style style:name="N2">
      <number:number number:decimal-places="2" number:min-integer-digits="1" number:grouping="1"/>
    </number:number-style>
    <number:number-style style:name="N3">
      <number:number number:decimal-places="0" number:min-integer-digits="1"/>
    </number:number-style>
  </office:automatic-styles>
  <office:body>
    <office:spreadsheet>
      <table:calculation-settings table:case-sensitive="false"/>
      <table:table table:name="Components 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 table:number-columns-repeated="1014"/>
        <table:table-row table:style-name="ro1">
          <table:table-cell office:value-type="string" office:string-value="Ordering components for the Final Lab excercise" table:style-name="ce2">
            <text:p>Ordering components for the Final Lab excerci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office:string-value="Please read the intire document throughly and fill in all the mandatory boxes!" table:style-name="ce3">
            <text:p>Please read the intire document throughly and fill in all the mandatory boxes!</text:p>
          </table:table-cell>
          <table:table-cell table:number-columns-repeated="1023"/>
        </table:table-row>
        <table:table-row table:style-name="ro2">
          <table:table-cell office:value-type="string" office:string-value="" table:style-name="ce3"/>
          <table:table-cell table:number-columns-repeated="1023"/>
        </table:table-row>
        <table:table-row table:style-name="ro2">
          <table:table-cell office:value-type="string" office:string-value="Follow these guidelines:" table:style-name="ce4">
            <text:p>Follow these guidelines:</text:p>
          </table:table-cell>
          <table:table-cell table:number-columns-repeated="1023"/>
        </table:table-row>
        <table:table-row table:style-name="ro2">
          <table:table-cell office:value-type="string" office:string-value="Please be modest and compare prices from each supplier" table:style-name="ce3">
            <text:p>Please be modest and compare prices from each supplier</text:p>
          </table:table-cell>
          <table:table-cell table:number-columns-repeated="1023"/>
        </table:table-row>
        <table:table-row table:style-name="ro2">
          <table:table-cell office:value-type="string" office:string-value="Only order components that are in stock, such that we can get the components within resonable time" table:style-name="ce3">
            <text:p>Only order components that are in stock, such that we can get the components within resonable time</text:p>
          </table:table-cell>
          <table:table-cell table:number-columns-repeated="1023"/>
        </table:table-row>
        <table:table-row table:style-name="ro2">
          <table:table-cell office:value-type="string" office:string-value="It is okay to buy from the companies below, and it does not matter that you order from all of the companies, as you are 14 groups" table:style-name="ce3">
            <text:p>It is okay to buy from the companies below, and it does not matter that you order from all of the companies, as you are 14 groups</text:p>
          </table:table-cell>
          <table:table-cell table:number-columns-repeated="1023"/>
        </table:table-row>
        <table:table-row table:style-name="ro2">
          <table:table-cell office:value-type="string" office:string-value="Consider using Lego parts from the Lego Lab on Campus, such that the amount of odd wiches are reduced" table:style-name="ce3">
            <text:p>Consider using Lego parts from the Lego Lab on Campus, such that the amount of odd wiches are reduced</text:p>
          </table:table-cell>
          <table:table-cell table:number-columns-repeated="1023"/>
        </table:table-row>
        <table:table-row table:style-name="ro2">
          <table:table-cell office:value-type="string" office:string-value="Consider the use of the elder RCX mindstorm sensors that we might still have laying around" table:style-name="ce3">
            <text:p>Consider the use of the elder RCX mindstorm sensors that we might still have laying around</text:p>
          </table:table-cell>
          <table:table-cell table:number-columns-repeated="1023"/>
        </table:table-row>
        <table:table-row table:style-name="ro2">
          <table:table-cell office:value-type="string" office:string-value="Consider lasercut pieces ( acryl 2-5 mm up to A3 size), as we have a lasercutter at the Mærsk Institut. 2D (DXF files) must be send to us" table:style-name="ce3">
            <text:p>Consider lasercut pieces ( acryl 2-5 mm up to A3 size), as we have a lasercutter at the Mærsk Institut. 2D (DXF files) must be send to us</text:p>
          </table:table-cell>
          <table:table-cell table:number-columns-repeated="1023"/>
        </table:table-row>
        <table:table-row table:style-name="ro2">
          <table:table-cell office:value-type="string" office:string-value="Consider which components are must have and nice to have, and note this in the table below" table:style-name="ce3">
            <text:p>Consider which components are must have and nice to have, and note this in the table below</text:p>
          </table:table-cell>
          <table:table-cell table:number-columns-repeated="1023"/>
        </table:table-row>
        <table:table-row table:style-name="ro2">
          <table:table-cell office:value-type="string" office:string-value="If you need to have something printed in 3D, consult us before doing anything" table:style-name="ce3">
            <text:p>If you need to have something printed in 3D, consult us before doing anything</text:p>
          </table:table-cell>
          <table:table-cell table:number-columns-repeated="1023"/>
        </table:table-row>
        <table:table-row table:style-name="ro2">
          <table:table-cell office:value-type="string" office:string-value="Please order the list of components bellow by company" table:style-name="ce3">
            <text:p>Please order the list of components bellow by compa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office:string-value="Companies where you are allowed to find components (where we have an acount)" table:style-name="ce3">
            <text:p>Companies where you are allowed to find components (where we have an acount)</text:p>
          </table:table-cell>
          <table:table-cell table:number-columns-repeated="1023"/>
        </table:table-row>
        <table:table-row table:style-name="ro2">
          <table:table-cell office:value-type="string" office:string-value="Company" table:style-name="ce5">
            <text:p>Company</text:p>
          </table:table-cell>
          <table:table-cell office:value-type="string" office:string-value="Webpage" table:style-name="ce6">
            <text:p>Webpage</text:p>
          </table:table-cell>
          <table:table-cell office:value-type="string" office:string-value="Comments" table:style-name="ce6">
            <text:p>Comments</text:p>
          </table:table-cell>
          <table:table-cell office:value-type="string" office:string-value="" table:style-name="ce7"/>
          <table:table-cell office:value-type="string" office:string-value="" table:style-name="ce8"/>
          <table:table-cell table:number-columns-repeated="1019"/>
        </table:table-row>
        <table:table-row table:style-name="ro2">
          <table:table-cell office:value-type="string" office:string-value="Farnell" table:style-name="ce9">
            <text:p>Farnell</text:p>
          </table:table-cell>
          <table:table-cell office:value-type="string" office:string-value="http://dk.farnell.com/" table:style-name="ce10">
            <text:p>http://dk.farnell.com/</text:p>
          </table:table-cell>
          <table:table-cell office:value-type="string" office:string-value="Make sure the part is in the local stock, else they add around 200 DKK!" table:style-name="ce11">
            <text:p>Make sure the part is in the local stock, else they add around 200 DKK!</text:p>
          </table:table-cell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office:value-type="string" office:string-value="RS Components" table:style-name="ce14">
            <text:p>RS Components</text:p>
          </table:table-cell>
          <table:table-cell office:value-type="string" office:string-value="http://dk.rs-online.com/web/" table:style-name="ce10">
            <text:p>http://dk.rs-online.com/web/</text:p>
          </table:table-cell>
          <table:table-cell office:value-type="string" office:string-value="" table:style-name="ce15"/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office:value-type="string" office:string-value="Cypax" table:style-name="ce14">
            <text:p>Cypax</text:p>
          </table:table-cell>
          <table:table-cell table:style-name="ce10">
            <text:p>
       <text:a xlink:href="http://www.cypax.com/" xlink:type="simple">http://www.cypax.com</text:a>
      </text:p>
          </table:table-cell>
          <table:table-cell office:value-type="string" office:string-value="" table:style-name="ce15"/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office:value-type="string" office:string-value="Digikey" table:style-name="ce14">
            <text:p>Digikey</text:p>
          </table:table-cell>
          <table:table-cell table:style-name="ce10">
            <text:p>
       <text:a xlink:href="http://www.digikey.com/" xlink:type="simple">http://www.digikey.com</text:a>
      </text:p>
          </table:table-cell>
          <table:table-cell office:value-type="string" office:string-value="" table:style-name="ce15"/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office:value-type="string" office:string-value="Mouser" table:style-name="ce14">
            <text:p>Mouser</text:p>
          </table:table-cell>
          <table:table-cell table:style-name="ce10">
            <text:p>
       <text:a xlink:href="http://www.mouser.com/" xlink:type="simple">http://www.mouser.com</text:a>
      </text:p>
          </table:table-cell>
          <table:table-cell office:value-type="string" office:string-value="" table:style-name="ce15"/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office:value-type="string" office:string-value="Sparkfun" table:style-name="ce14">
            <text:p>Sparkfun</text:p>
          </table:table-cell>
          <table:table-cell table:style-name="ce10">
            <text:p>
       <text:a xlink:href="http://www.sparkfun.com/" xlink:type="simple">www.sparkfun.com</text:a>
      </text:p>
          </table:table-cell>
          <table:table-cell office:value-type="string" office:string-value="" table:style-name="ce15"/>
          <table:table-cell office:value-type="string" office:string-value="" table:style-name="ce12"/>
          <table:table-cell office:value-type="string" office:string-value="" table:style-name="ce1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office:string-value="Current conversion (valutakurser.dk 03.11.2015)" table:style-name="ce16">
            <text:p>Current conversion (valutakurser.dk 03.11.2015)</text:p>
          </table:table-cell>
          <table:table-cell office:value-type="string" office:string-value="" table:style-name="ce16"/>
          <table:table-cell table:number-columns-repeated="1022"/>
        </table:table-row>
        <table:table-row table:style-name="ro2">
          <table:table-cell office:value-type="string" office:string-value="DKK" table:style-name="ce17">
            <text:p>DKK</text:p>
          </table:table-cell>
          <table:table-cell office:value-type="float" office:value="1" table:style-name="ce18">
            <text:p>1</text:p>
          </table:table-cell>
          <table:table-cell table:number-columns-repeated="1022"/>
        </table:table-row>
        <table:table-row table:style-name="ro2">
          <table:table-cell office:value-type="string" office:string-value="EUR" table:style-name="ce17">
            <text:p>EUR</text:p>
          </table:table-cell>
          <table:table-cell office:value-type="float" office:value="7.46" table:style-name="ce18">
            <text:p>7.46</text:p>
          </table:table-cell>
          <table:table-cell table:number-columns-repeated="1022"/>
        </table:table-row>
        <table:table-row table:style-name="ro2">
          <table:table-cell office:value-type="string" office:string-value="USD" table:style-name="ce17">
            <text:p>USD</text:p>
          </table:table-cell>
          <table:table-cell office:value-type="float" office:value="6.82" table:style-name="ce18">
            <text:p>6.82</text:p>
          </table:table-cell>
          <table:table-cell table:number-columns-repeated="1022"/>
        </table:table-row>
        <table:table-row table:style-name="ro2"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Groups members" table:style-name="ce3">
            <text:p>Groups members</text:p>
          </table:table-cell>
          <table:table-cell table:number-columns-repeated="1019"/>
        </table:table-row>
        <table:table-row table:style-name="ro2">
          <table:table-cell office:value-type="string" office:string-value="Course" table:style-name="ce19">
            <text:p>Course</text:p>
          </table:table-cell>
          <table:table-cell office:value-type="string" office:string-value="EMB1" table:style-name="ce20">
            <text:p>EMB1</text:p>
          </table:table-cell>
          <table:table-cell office:value-type="string" office:string-value="" table:style-name="ce21"/>
          <table:table-cell office:value-type="string" office:string-value="" table:style-name="ce22"/>
          <table:table-cell office:value-type="string" office:string-value="Name" table:style-name="ce5">
            <text:p>Name</text:p>
          </table:table-cell>
          <table:table-cell office:value-type="string" office:string-value="e-mail" table:style-name="ce5">
            <text:p>e-mail</text:p>
          </table:table-cell>
          <table:table-cell table:number-columns-repeated="1018"/>
        </table:table-row>
        <table:table-row table:style-name="ro3">
          <table:table-cell office:value-type="string" office:string-value="Group number" table:style-name="ce19">
            <text:p>Group number</text:p>
          </table:table-cell>
          <table:table-cell office:value-type="float" office:value="3" table:style-name="ce23">
            <text:p>3</text:p>
          </table:table-cell>
          <table:table-cell office:value-type="string" office:string-value="" table:style-name="ce24"/>
          <table:table-cell office:value-type="string" office:string-value="" table:style-name="ce22"/>
          <table:table-cell office:value-type="string" office:string-value="Nikolaj Iversen" table:style-name="ce9">
            <text:p>Nikolaj Iversen</text:p>
          </table:table-cell>
          <table:table-cell table:style-name="ce25">
            <text:p>
       <text:a xlink:href="mailto:niive12@student.sdu.dk" xlink:type="simple">niive12@student.sdu.dk</text:a>
      </text:p>
          </table:table-cell>
          <table:table-cell table:number-columns-repeated="1018"/>
        </table:table-row>
        <table:table-row table:style-name="ro3">
          <table:table-cell office:value-type="string" office:string-value="Project title" table:style-name="ce26">
            <text:p>Project title</text:p>
          </table:table-cell>
          <table:table-cell office:value-type="string" office:string-value="Rotating Clock" table:style-name="ce24" table:number-columns-spanned="2">
            <text:p>Rotating Clock</text:p>
          </table:table-cell>
          <table:covered-table-cell office:value-type="string" office:string-value="" table:style-name="ce27"/>
          <table:table-cell office:value-type="string" office:string-value="" table:style-name="ce22"/>
          <table:table-cell office:value-type="string" office:string-value="Matthias Harald Hessels" table:style-name="ce14">
            <text:p>Matthias Harald Hessels</text:p>
          </table:table-cell>
          <table:table-cell table:style-name="ce20">
            <text:p>
       <text:a xlink:href="mailto:mahes12@student.sdu.dk" xlink:type="simple">mahes12@student.sdu.dk</text:a>
      </text:p>
          </table:table-cell>
          <table:table-cell table:number-columns-repeated="1018"/>
        </table:table-row>
        <table:table-row table:style-name="ro4">
          <table:table-cell office:value-type="string" office:string-value="Contact person" table:style-name="ce19">
            <text:p>Contact person</text:p>
          </table:table-cell>
          <table:table-cell table:style-name="ce20">
            <text:p>
       <text:a xlink:href="mailto:mahes12@student.sdu.dk" xlink:type="simple">mahes12@student.sdu.dk</text:a>
      </text:p>
          </table:table-cell>
          <table:table-cell office:value-type="string" office:string-value="(email adress)" table:style-name="ce21">
            <text:p>(email adress)</text:p>
          </table:table-cell>
          <table:table-cell office:value-type="string" office:string-value="" table:style-name="ce22"/>
          <table:table-cell office:value-type="string" office:string-value="" table:style-name="ce14"/>
          <table:table-cell office:value-type="string" office:string-value="" table:style-name="ce20"/>
          <table:table-cell table:number-columns-repeated="1018"/>
        </table:table-row>
        <table:table-row table:style-name="ro2">
          <table:table-cell office:value-type="string" office:string-value="" table:style-name="ce22" table:number-columns-repeated="2"/>
          <table:table-cell office:value-type="string" office:string-value="" table:style-name="ce28"/>
          <table:table-cell office:value-type="string" office:string-value="" table:style-name="ce22"/>
          <table:table-cell office:value-type="string" office:string-value="" table:style-name="ce14"/>
          <table:table-cell office:value-type="string" office:string-value="" table:style-name="ce20"/>
          <table:table-cell table:number-columns-repeated="1018"/>
        </table:table-row>
        <table:table-row table:style-name="ro2"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 table:style-name="ce29" table:number-columns-repeated="2"/>
          <table:table-cell office:value-type="string" office:string-value=""/>
          <table:table-cell table:number-columns-repeated="1017"/>
        </table:table-row>
        <table:table-row table:style-name="ro2">
          <table:table-cell office:value-type="string" office:string-value="Company" table:style-name="ce5">
            <text:p>Company</text:p>
          </table:table-cell>
          <table:table-cell office:value-type="string" office:string-value="Order number" table:style-name="ce5">
            <text:p>Order number</text:p>
          </table:table-cell>
          <table:table-cell office:value-type="string" office:string-value="Quantity" table:style-name="ce5">
            <text:p>Quantity</text:p>
          </table:table-cell>
          <table:table-cell office:value-type="string" office:string-value="Price per item" table:style-name="ce5">
            <text:p>Price per item</text:p>
          </table:table-cell>
          <table:table-cell office:value-type="string" office:string-value="currency (DKK, EUR, USD)" table:style-name="ce30">
            <text:p>currency (DKK, EUR, USD)</text:p>
          </table:table-cell>
          <table:table-cell office:value-type="string" office:string-value="Name" table:style-name="ce30">
            <text:p>Name</text:p>
          </table:table-cell>
          <table:table-cell office:value-type="string" office:string-value="Description" table:style-name="ce5">
            <text:p>Description</text:p>
          </table:table-cell>
          <table:table-cell office:value-type="string" office:string-value="Must have (X)" table:style-name="ce5">
            <text:p>Must have (X)</text:p>
          </table:table-cell>
          <table:table-cell office:value-type="string" office:string-value="Nice to have (X)" table:style-name="ce5">
            <text:p>Nice to have (X)</text:p>
          </table:table-cell>
          <table:table-cell office:value-type="string" office:string-value="Total price in DKK" table:style-name="ce5">
            <text:p>Total price in DKK</text:p>
          </table:table-cell>
          <table:table-cell table:number-columns-repeated="1014"/>
        </table:table-row>
        <table:table-row table:style-name="ro5">
          <table:table-cell office:value-type="string" office:string-value="Farnell" table:style-name="ce9">
            <text:p>Farnell</text:p>
          </table:table-cell>
          <table:table-cell office:value-type="float" office:value="2457411" table:style-name="ce31">
            <text:p>2457411</text:p>
          </table:table-cell>
          <table:table-cell office:value-type="float" office:value="1" table:style-name="ce25">
            <text:p>1</text:p>
          </table:table-cell>
          <table:table-cell office:value-type="float" office:value="31.75" table:style-name="ce25">
            <text:p>31.75</text:p>
          </table:table-cell>
          <table:table-cell office:value-type="string" office:string-value="DKK" table:style-name="ce25">
            <text:p>DKK</text:p>
          </table:table-cell>
          <table:table-cell office:value-type="string" office:string-value="ADAFRUIT INDUSTRIES  711  DC Motor, Hobby, Prototyping, 6 V, 9100 rpm, 20 g-cm " table:style-name="ce32">
            <text:p>ADAFRUIT INDUSTRIES  711  DC Motor, Hobby, Prototyping, 6 V, 9100 rpm, 20 g-cm </text:p>
          </table:table-cell>
          <table:table-cell office:value-type="string" office:string-value="Motor to rotate LEDs" table:style-name="ce25">
            <text:p>Motor to rotate LEDs</text:p>
          </table:table-cell>
          <table:table-cell office:value-type="string" office:string-value="x" table:style-name="ce25">
            <text:p>x</text:p>
          </table:table-cell>
          <table:table-cell office:value-type="string" office:string-value="" table:style-name="ce25"/>
          <table:table-cell office:value-type="float" office:value="31.75" table:style-name="ce33" table:formula="=IF([.E37]=&quot;DKK&quot;;[.C37]*[.D37]*[.$B$26];IF([.E37]=&quot;EUR&quot;;[.C37]*[.D37]*[.$B$27];IF([.E37]=&quot;USD&quot;;[.C37]*[.D37]*[.$B$28];&quot;ERROR&quot;)))">
            <text:p>31.75</text:p>
          </table:table-cell>
          <table:table-cell table:number-columns-repeated="1014"/>
        </table:table-row>
        <table:table-row table:style-name="ro4">
          <table:table-cell office:value-type="string" office:string-value="Digikey" table:style-name="ce14">
            <text:p>Digikey</text:p>
          </table:table-cell>
          <table:table-cell office:value-type="string" office:string-value="1016-1715-5-ND" table:style-name="ce31">
            <text:p>1016-1715-5-ND</text:p>
          </table:table-cell>
          <table:table-cell office:value-type="float" office:value="2" table:style-name="ce23">
            <text:p>2</text:p>
          </table:table-cell>
          <table:table-cell office:value-type="float" office:value="1.62" table:style-name="ce23">
            <text:p>1.62</text:p>
          </table:table-cell>
          <table:table-cell office:value-type="string" office:string-value="USD" table:style-name="ce23">
            <text:p>USD</text:p>
          </table:table-cell>
          <table:table-cell office:value-type="string" office:string-value="IC I/O EXPANDER I2C 16B 24TSSOP" table:style-name="ce31">
            <text:p>IC I/O EXPANDER I2C 16B 24TSSOP</text:p>
          </table:table-cell>
          <table:table-cell office:value-type="string" office:string-value="GPIO extender" table:style-name="ce23">
            <text:p>GPIO extender</text:p>
          </table:table-cell>
          <table:table-cell office:value-type="string" office:string-value="x" table:style-name="ce23">
            <text:p>x</text:p>
          </table:table-cell>
          <table:table-cell office:value-type="string" office:string-value="" table:style-name="ce23"/>
          <table:table-cell office:value-type="float" office:value="22.0968" table:style-name="ce33" table:formula="=IF([.E38]=&quot;DKK&quot;;[.C38]*[.D38]*[.$B$26];IF([.E38]=&quot;EUR&quot;;[.C38]*[.D38]*[.$B$27];IF([.E38]=&quot;USD&quot;;[.C38]*[.D38]*[.$B$28];&quot;ERROR&quot;)))">
            <text:p>22.0968</text:p>
          </table:table-cell>
          <table:table-cell table:number-columns-repeated="1014"/>
        </table:table-row>
        <table:table-row table:style-name="ro4">
          <table:table-cell office:value-type="string" office:string-value="Digikey" table:style-name="ce14">
            <text:p>Digikey</text:p>
          </table:table-cell>
          <table:table-cell office:value-type="string" office:string-value="1016-1715-5-ND" table:style-name="ce31">
            <text:p>1016-1715-5-ND</text:p>
          </table:table-cell>
          <table:table-cell office:value-type="float" office:value="1" table:style-name="ce23">
            <text:p>1</text:p>
          </table:table-cell>
          <table:table-cell office:value-type="float" office:value="1.62" table:style-name="ce23">
            <text:p>1.62</text:p>
          </table:table-cell>
          <table:table-cell office:value-type="string" office:string-value="USD" table:style-name="ce23">
            <text:p>USD</text:p>
          </table:table-cell>
          <table:table-cell office:value-type="string" office:string-value="IC I/O EXPANDER I2C 16B 24TSSOP" table:style-name="ce31">
            <text:p>IC I/O EXPANDER I2C 16B 24TSSOP</text:p>
          </table:table-cell>
          <table:table-cell office:value-type="string" office:string-value="GPIO extender" table:style-name="ce23">
            <text:p>GPIO extender</text:p>
          </table:table-cell>
          <table:table-cell office:value-type="string" office:string-value="" table:style-name="ce23"/>
          <table:table-cell office:value-type="string" office:string-value="x" table:style-name="ce23">
            <text:p>x</text:p>
          </table:table-cell>
          <table:table-cell office:value-type="float" office:value="11.0484" table:style-name="ce33" table:formula="=IF([.E39]=&quot;DKK&quot;;[.C39]*[.D39]*[.$B$26];IF([.E39]=&quot;EUR&quot;;[.C39]*[.D39]*[.$B$27];IF([.E39]=&quot;USD&quot;;[.C39]*[.D39]*[.$B$28];&quot;ERROR&quot;)))">
            <text:p>11.0484</text:p>
          </table:table-cell>
          <table:table-cell table:number-columns-repeated="1014"/>
        </table:table-row>
        <table:table-row table:style-name="ro2">
          <table:table-cell office:value-type="string" office:string-value="Digikey" table:style-name="ce14">
            <text:p>Digikey</text:p>
          </table:table-cell>
          <table:table-cell office:value-type="string" office:string-value="AH180N-WG-7DICT-ND" table:style-name="ce23">
            <text:p>AH180N-WG-7DICT-ND</text:p>
          </table:table-cell>
          <table:table-cell office:value-type="float" office:value="3" table:style-name="ce23">
            <text:p>3</text:p>
          </table:table-cell>
          <table:table-cell office:value-type="float" office:value="3.59" table:style-name="ce23">
            <text:p>3.59</text:p>
          </table:table-cell>
          <table:table-cell office:value-type="string" office:string-value="DKK" table:style-name="ce23">
            <text:p>DKK</text:p>
          </table:table-cell>
          <table:table-cell office:value-type="string" office:string-value="SENSOR DGTL OMNIPOLAR SWTCH SC59" table:style-name="ce23">
            <text:p>SENSOR DGTL OMNIPOLAR SWTCH SC59</text:p>
          </table:table-cell>
          <table:table-cell office:value-type="string" office:string-value="HALL sensor" table:style-name="ce23">
            <text:p>HALL sensor</text:p>
          </table:table-cell>
          <table:table-cell office:value-type="string" office:string-value="x" table:style-name="ce23">
            <text:p>x</text:p>
          </table:table-cell>
          <table:table-cell office:value-type="string" office:string-value="" table:style-name="ce23"/>
          <table:table-cell office:value-type="float" office:value="10.77" table:style-name="ce33" table:formula="=IF([.E40]=&quot;DKK&quot;;[.C40]*[.D40]*[.$B$26];IF([.E40]=&quot;EUR&quot;;[.C40]*[.D40]*[.$B$27];IF([.E40]=&quot;USD&quot;;[.C40]*[.D40]*[.$B$28];&quot;ERROR&quot;)))">
            <text:p>10.77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1]=&quot;DKK&quot;;[.C41]*[.D41]*[.$B$26];IF([.E41]=&quot;EUR&quot;;[.C41]*[.D41]*[.$B$27];IF([.E41]=&quot;USD&quot;;[.C41]*[.D41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2]=&quot;DKK&quot;;[.C42]*[.D42]*[.$B$26];IF([.E42]=&quot;EUR&quot;;[.C42]*[.D42]*[.$B$27];IF([.E42]=&quot;USD&quot;;[.C42]*[.D42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3]=&quot;DKK&quot;;[.C43]*[.D43]*[.$B$26];IF([.E43]=&quot;EUR&quot;;[.C43]*[.D43]*[.$B$27];IF([.E43]=&quot;USD&quot;;[.C43]*[.D43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4]=&quot;DKK&quot;;[.C44]*[.D44]*[.$B$26];IF([.E44]=&quot;EUR&quot;;[.C44]*[.D44]*[.$B$27];IF([.E44]=&quot;USD&quot;;[.C44]*[.D44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5]=&quot;DKK&quot;;[.C45]*[.D45]*[.$B$26];IF([.E45]=&quot;EUR&quot;;[.C45]*[.D45]*[.$B$27];IF([.E45]=&quot;USD&quot;;[.C45]*[.D45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6]=&quot;DKK&quot;;[.C46]*[.D46]*[.$B$26];IF([.E46]=&quot;EUR&quot;;[.C46]*[.D46]*[.$B$27];IF([.E46]=&quot;USD&quot;;[.C46]*[.D46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7]=&quot;DKK&quot;;[.C47]*[.D47]*[.$B$26];IF([.E47]=&quot;EUR&quot;;[.C47]*[.D47]*[.$B$27];IF([.E47]=&quot;USD&quot;;[.C47]*[.D47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8]=&quot;DKK&quot;;[.C48]*[.D48]*[.$B$26];IF([.E48]=&quot;EUR&quot;;[.C48]*[.D48]*[.$B$27];IF([.E48]=&quot;USD&quot;;[.C48]*[.D48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49]=&quot;DKK&quot;;[.C49]*[.D49]*[.$B$26];IF([.E49]=&quot;EUR&quot;;[.C49]*[.D49]*[.$B$27];IF([.E49]=&quot;USD&quot;;[.C49]*[.D49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50]=&quot;DKK&quot;;[.C50]*[.D50]*[.$B$26];IF([.E50]=&quot;EUR&quot;;[.C50]*[.D50]*[.$B$27];IF([.E50]=&quot;USD&quot;;[.C50]*[.D50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51]=&quot;DKK&quot;;[.C51]*[.D51]*[.$B$26];IF([.E51]=&quot;EUR&quot;;[.C51]*[.D51]*[.$B$27];IF([.E51]=&quot;USD&quot;;[.C51]*[.D51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3" table:number-columns-repeated="8"/>
          <table:table-cell office:value-type="string" office:string-value="ERROR" table:style-name="ce33" table:formula="=IF([.E52]=&quot;DKK&quot;;[.C52]*[.D52]*[.$B$26];IF([.E52]=&quot;EUR&quot;;[.C52]*[.D52]*[.$B$27];IF([.E52]=&quot;USD&quot;;[.C52]*[.D52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 table:style-name="ce14"/>
          <table:table-cell office:value-type="string" office:string-value="" table:style-name="ce20" table:number-columns-repeated="8"/>
          <table:table-cell office:value-type="string" office:string-value="ERROR" table:style-name="ce33" table:formula="=IF([.E53]=&quot;DKK&quot;;[.C53]*[.D53]*[.$B$26];IF([.E53]=&quot;EUR&quot;;[.C53]*[.D53]*[.$B$27];IF([.E53]=&quot;USD&quot;;[.C53]*[.D53]*[.$B$28];&quot;ERROR&quot;)))">
            <text:p>ERROR</text:p>
          </table:table-cell>
          <table:table-cell table:number-columns-repeated="1014"/>
        </table:table-row>
        <table:table-row table:style-name="ro2"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float" office:value="75.6652" table:style-name="ce34" table:formula="=SUM([.J37:.J53])">
            <text:p>75.6652</text:p>
          </table:table-cell>
          <table:table-cell table:number-columns-repeated="1014"/>
        </table:table-row>
        <table:table-row table:style-name="ro2">
          <table:table-cell office:value-type="string" office:string-value="Odd components you would like to have, but no avaliable from the companies above (a wooden stick etc.):" table:style-name="ce3">
            <text:p>Odd components you would like to have, but no avaliable from the companies above (a wooden stick etc.):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</table:table>
      <table:table table:name="Ark2" table:style-name="ta2">
        <table:table-column table:style-name="co11" table:default-cell-style-name="ce1" table:number-columns-repeated="1024"/>
        <table:table-row table:style-name="ro2" table:number-rows-repeated="10485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>
      <style:table-cell-properties style:vertical-align="bottom"/>
      <style:text-properties fo:color="#000000" fo:font-family="Calibri" fo:font-size="11.000000000000000pt"/>
    </style:style>
    <style:style style:name="custom-style2" style:display-name="Excel Built-in Currency" style:family="table-cell" style:parent-style-name="custom-style1">
      <style:table-cell-properties style:vertical-align="bottom"/>
      <style:text-properties fo:color="#000000" fo:font-family="Calibri" fo:font-size="11.000000000000000pt"/>
    </style:style>
    <style:style style:name="custom-style3" style:data-style-name="N1" style:display-name="Excel Built-in Hyperlink" style:family="table-cell" style:parent-style-name="custom-style1">
      <style:table-cell-properties style:vertical-align="bottom"/>
      <style:text-properties fo:color="#0000ff" fo:font-family="Calibri" fo:font-size="11.000000000000000pt" style:text-underline-color="font-color" style:text-underline-style="solid" style:text-underline-width="auto"/>
    </style:style>
    <style:style style:name="custom-style4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5" style:display-name="Heading1" style:family="table-cell" style:parent-style-name="custom-style4">
      <style:table-cell-properties style:rotation-align="none" style:rotation-angle="90"/>
    </style:style>
    <style:style style:name="custom-style6" style:data-style-name="N2" style:display-name="N104P0" style:family="table-cell"/>
    <style:style style:name="custom-style7" style:data-style-name="N2" style:display-name="N124P0" style:family="table-cell"/>
    <style:style style:name="custom-style8" style:data-style-name="N2" style:display-name="N124P1" style:family="table-cell"/>
    <style:style style:name="custom-style9" style:data-style-name="N3" style:display-name="N124P2" style:family="table-cell"/>
    <style:style style:name="custom-style10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11" style:display-name="Result2" style:family="table-cell" style:parent-style-name="custom-style10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-bottom="54.000000000000000pt" fo:margin-left="18.000000000000000pt" fo:margin-right="18.000000000000000pt" fo:margin-top="54.000000000000000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  <style:page-layout style:name="pm2">
      <style:page-layout-properties calligra:specialborder-bottom="none" calligra:specialborder-left="none" calligra:specialborder-right="none" calligra:specialborder-top="none" fo:border="0pt none #000000" fo:margin-bottom="54.000000000000000pt" fo:margin-left="50.399999999999999pt" fo:margin-right="50.399999999999999pt" fo:margin-top="54.000000000000000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  <style:master-page style:name="Standard2" style:page-layout-name="pm2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5</meta:generator>
    <dc:title/>
    <meta:initial-creator>Unknown</meta:initial-creator>
    <meta:editing-cycles>2</meta:editing-cycles>
    <dc:date>2015-11-05T14:18:46</dc:date>
    <meta:creation-date>2006-09-16T00:00:00</meta:creation-date>
    <dc:creator>Nikolaj Iversen</dc:creator>
    <meta:user-defined meta:name="email">nikolaj@iversenmail.dk</meta:user-defined>
  </office:meta>
</office:document-meta>
</file>